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>
      <style:text-properties officeooo:rsid="000795ce" officeooo:paragraph-rsid="000795ce"/>
    </style:style>
    <style:style style:name="P7" style:family="paragraph" style:parent-style-name="Standard">
      <style:paragraph-properties fo:text-align="start" style:justify-single-word="false"/>
      <style:text-properties officeooo:rsid="00080bcd"/>
    </style:style>
    <style:style style:name="P8" style:family="paragraph" style:parent-style-name="Standard">
      <style:paragraph-properties fo:text-align="start" style:justify-single-word="false"/>
      <style:text-properties officeooo:rsid="00080bcd" officeooo:paragraph-rsid="00080bcd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80bcd" officeooo:paragraph-rsid="00080bcd"/>
    </style:style>
    <style:style style:name="P10" style:family="paragraph" style:parent-style-name="Standard">
      <style:paragraph-properties fo:text-align="start" style:justify-single-word="false"/>
      <style:text-properties officeooo:rsid="0008e0e1" officeooo:paragraph-rsid="0008e0e1"/>
    </style:style>
    <style:style style:name="P11" style:family="paragraph" style:parent-style-name="Standard">
      <style:paragraph-properties fo:text-align="start" style:justify-single-word="false"/>
      <style:text-properties officeooo:rsid="0009e792" officeooo:paragraph-rsid="0009e79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9e792" officeooo:paragraph-rsid="0009e792"/>
    </style:style>
    <style:style style:name="P13" style:family="paragraph" style:parent-style-name="Standard">
      <style:paragraph-properties fo:text-align="start" style:justify-single-word="false"/>
      <style:text-properties officeooo:rsid="0009e792" officeooo:paragraph-rsid="0012065c"/>
    </style:style>
    <style:style style:name="P14" style:family="paragraph" style:parent-style-name="Standard">
      <style:text-properties fo:color="#800000" officeooo:rsid="00080bcd" officeooo:paragraph-rsid="00080bcd" fo:background-color="#ffff00"/>
    </style:style>
    <style:style style:name="P15" style:family="paragraph" style:parent-style-name="Standard">
      <style:paragraph-properties fo:text-align="start" style:justify-single-word="false"/>
      <style:text-properties officeooo:rsid="000bdac7" officeooo:paragraph-rsid="000bdac7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bdac7" officeooo:paragraph-rsid="000bdac7"/>
    </style:style>
    <style:style style:name="P17" style:family="paragraph" style:parent-style-name="Standard">
      <style:paragraph-properties fo:text-align="start" style:justify-single-word="false"/>
      <style:text-properties officeooo:rsid="000d16a8" officeooo:paragraph-rsid="000d16a8"/>
    </style:style>
    <style:style style:name="P18" style:family="paragraph" style:parent-style-name="Standard">
      <style:paragraph-properties fo:text-align="start" style:justify-single-word="false"/>
      <style:text-properties officeooo:rsid="000d16a8" officeooo:paragraph-rsid="000da6f5"/>
    </style:style>
    <style:style style:name="P19" style:family="paragraph" style:parent-style-name="Standard">
      <style:paragraph-properties fo:text-align="start" style:justify-single-word="false"/>
      <style:text-properties officeooo:rsid="00162b8a" officeooo:paragraph-rsid="00162b8a"/>
    </style:style>
    <style:style style:name="P20" style:family="paragraph" style:parent-style-name="Heading_20_1">
      <style:text-properties officeooo:rsid="000795ce" officeooo:paragraph-rsid="000795ce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-BoldMT" fo:font-size="12pt" fo:font-weight="bold" style:font-size-asian="12pt" style:font-weight-asian="bold"/>
    </style:style>
    <style:style style:name="T3" style:family="text">
      <style:text-properties officeooo:rsid="001206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ufgabe 1:</text:h>
      <text:p text:style-name="P6"/>
      <text:p text:style-name="P14">Anmerkung: Erstmal Gedanken aufgeschrieben, falls ihr was hinzufügen wollt – nur zu! Ansonsten wird das dann am Sonntag in Stichworte gefasst und als PDF hochgeladen.</text:p>
      <text:p text:style-name="P6"/>
      <text:p text:style-name="P6"><text:span text:style-name="T1">Für einen Fahrscheinautomaten sind u.a. folgende nichtfunktionalen Anforderungen gegeben:</text:span></text:p>
      <text:p text:style-name="P6"><text:span text:style-name="T1"/></text:p>
      <text:list xml:id="list7209819960772980387" text:style-name="L1">
        <text:list-item>
          <text:p text:style-name="P2"><text:span text:style-name="T2">NF1</text:span><text:span text:style-name="T1">: Zwischen 6:00 und 23:00 Uhr soll die Gesamtausfallzeit des Systems fünf Minuten</text:span></text:p>
          <text:p text:style-name="P2"><text:span text:style-name="T1">nicht überschreiten.</text:span></text:p>
        </text:list-item>
      </text:list>
      <text:p text:style-name="P7"/>
      <text:p text:style-name="P8">Möglicherweise in Ordnung. Hier wird die Nicht-Funktionalität "Zuverlässigkeit" des Systems angegeben. Fünf Minuten sind wahrscheinlich gerade so verkraftbar. </text:p>
      <text:p text:style-name="P8">Gesamtausfallzeit sollte klar sein, möglicherweise im Anhang als: Zeit, in dem der Automat nicht für den normalen Gebrauch zur Verfügung steht. </text:p>
      <text:p text:style-name="P8"/>
      <text:p text:style-name="P8">Das Problem: Man kann es nicht sicherstellen – Falls der Automat gewartet wird, bspw. Tinte ausgetauscht wird / Reperatur an der Hardware durchgeführt wird. Erwähnenswert?</text:p>
      <text:p text:style-name="P8"/>
      <text:p text:style-name="P8"/>
      <text:list xml:id="list5316836251545055278" text:style-name="L2">
        <text:list-item>
          <text:p text:style-name="P9"><text:span text:style-name="T2">NF2</text:span><text:span text:style-name="T1">: Zwischen 6:00 und 23:00 Uhr soll die Zeit für die Wiederherstellung des Systems</text:span></text:p>
          <text:p text:style-name="P3"><text:span text:style-name="T1">nach einem Ausfall zwei Minuten nicht überschreiten.</text:span></text:p>
          <text:p text:style-name="P3"><text:span text:style-name="T1"/></text:p>
        </text:list-item>
      </text:list>
      <text:p text:style-name="P18">(Robustheit)</text:p>
      <text:p text:style-name="P10">Sehr langer Zeitraum für die Wiederherstellung. Die Zeit für die Wiederherstellung fließt in die Gesamtausfallzeit des Systems hinein.</text:p>
      <text:p text:style-name="P13">Was bedeutet Wiederherstellung? <text:span text:style-name="T3">Was ist ein Ausfall? Soll das hier behandelt werden?</text:span></text:p>
      <text:p text:style-name="P13"/>
      <text:p text:style-name="P13">Besser: "Zwischen 6:00 und 23:00 Uhr soll die Zeit, die das System nach einem Ausfall benötigt um wieder in den normalen Betriebszustand zurückzukehren eine Minute nicht überschreiten."</text:p>
      <text:p text:style-name="P17"/>
      <text:p text:style-name="P11"/>
      <text:list xml:id="list8385756723155111930" text:style-name="L3">
        <text:list-item>
          <text:p text:style-name="P12"><text:span text:style-name="T2">NF3</text:span><text:span text:style-name="T1">: Zwischen 23:00 und 6:00 Uhr soll die Gesamtausfallzeit des Systems zwanzig</text:span></text:p>
          <text:p text:style-name="P4"><text:span text:style-name="T1">Minuten nicht überschreiten.</text:span></text:p>
        </text:list-item>
      </text:list>
      <text:p text:style-name="P1"/>
      <text:p text:style-name="P15">Vom Zeitrahmen her akzeptabel, da es nur wenige Kunden geben wird. </text:p>
      <text:p text:style-name="P15">Es ist wahrscheinlicher, dass Wartung der Geräte in diesem Zeitraum durchgeführt wird.</text:p>
      <text:p text:style-name="P15"/>
      <text:p text:style-name="P15"/>
      <text:p text:style-name="P15"/>
      <text:list xml:id="list8539185525328811290" text:style-name="L4">
        <text:list-item>
          <text:p text:style-name="P16"><text:span text:style-name="T2">NF4</text:span><text:span text:style-name="T1">: Nachdem der Kunde einen Knopf des Automaten betätigt hat, soll der Bildschirm</text:span></text:p>
          <text:p text:style-name="P5"><text:span text:style-name="T1">innerhalb von 0,5 Sekunden aktualisiert werden.</text:span></text:p>
        </text:list-item>
      </text:list>
      <text:p text:style-name="P15"/>
      <text:p text:style-name="P19">Hier ist relativ unklar, was gemeint ist. Besser:</text:p>
      <text:p text:style-name="P19">"Nachdem der Kunde einen Knopf des Automaten betätigt hat, soll innerhalb von 0,5 Sekunden die entsprechende Reaktion des Automaten auf die Eingabe auf dem Bildschirm einsehbar sein."</text:p>
      <text:p text:style-name="P19">Um dem Kunden zu signalisieren, dass das System aktiv ist und die Eingabe bearbeitet hat, sei es mit einer Fehlermeldung oder einer Bestätigung per Nachricht etc.</text:p>
      <text:p text:style-name="P19"/>
      <text:p text:style-name="P1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S</meta:editing-duration>
    <meta:editing-cycles>17</meta:editing-cycles>
    <meta:generator>LibreOffice/4.2.6.3$Windows_x86 LibreOffice_project/3fd416d4c6db7d3204c17ce57a1d70f6e531ee21</meta:generator>
    <dc:date>2015-05-28T23:07:11.923000000</dc:date>
    <meta:document-statistic meta:table-count="0" meta:image-count="0" meta:object-count="0" meta:page-count="1" meta:paragraph-count="24" meta:word-count="319" meta:character-count="2186" meta:non-whitespace-character-count="1894"/>
    <meta:user-defined meta:name="Info 1"/>
    <meta:user-defined meta:name="Info 2"/>
    <meta:user-defined meta:name="Info 3"/>
    <meta:user-defined meta:name="Info 4"/>
  </office:meta>
</office:document-meta>
</file>